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, Arial" style:font-family-generic="swiss" style:font-pitch="variable"/>
    <style:font-face style:name="HYGothic-Extra" svg:font-family="HYGothic-Extra, Dotum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, '맑은 고딕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함초롬돋움" svg:font-family="함초롬돋움" style:font-family-generic="roman"/>
    <style:font-face style:name="함초롬바탕" svg:font-family="함초롬바탕" style:font-family-generic="roman"/>
    <style:font-face style:name="휴먼고딕" svg:font-family="휴먼고딕, SimSun" style:font-family-generic="roman"/>
  </office:font-face-decls>
  <office:automatic-styles>
    <style:style style:name="표1" style:family="table">
      <style:table-properties style:width="16.799cm" fo:margin-left="-0.18cm" table:align="left" style:writing-mode="lr-tb"/>
    </style:style>
    <style:style style:name="표1.A" style:family="table-column">
      <style:table-column-properties style:column-width="16.799cm"/>
    </style:style>
    <style:style style:name="표1.1" style:family="table-row">
      <style:table-row-properties style:min-row-height="1.132cm" fo:keep-together="auto"/>
    </style:style>
    <style:style style:name="표1.A1" style:family="table-cell">
      <style:table-cell-properties style:vertical-align="middle" fo:background-color="#000000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2" style:family="table">
      <style:table-properties style:width="16.995cm" table:align="center" style:writing-mode="lr-tb"/>
    </style:style>
    <style:style style:name="표2.A" style:family="table-column">
      <style:table-column-properties style:column-width="1.866cm"/>
    </style:style>
    <style:style style:name="표2.B" style:family="table-column">
      <style:table-column-properties style:column-width="3.364cm"/>
    </style:style>
    <style:style style:name="표2.C" style:family="table-column">
      <style:table-column-properties style:column-width="1.757cm"/>
    </style:style>
    <style:style style:name="표2.D" style:family="table-column">
      <style:table-column-properties style:column-width="1.607cm"/>
    </style:style>
    <style:style style:name="표2.E" style:family="table-column">
      <style:table-column-properties style:column-width="2.671cm"/>
    </style:style>
    <style:style style:name="표2.F" style:family="table-column">
      <style:table-column-properties style:column-width="1.498cm"/>
    </style:style>
    <style:style style:name="표2.G" style:family="table-column">
      <style:table-column-properties style:column-width="1.967cm"/>
    </style:style>
    <style:style style:name="표2.H" style:family="table-column">
      <style:table-column-properties style:column-width="2.267cm"/>
    </style:style>
    <style:style style:name="표2.1" style:family="table-row">
      <style:table-row-properties style:min-row-height="1.251cm" fo:keep-together="auto"/>
    </style:style>
    <style:style style:name="표2.A1" style:family="table-cell">
      <style:table-cell-properties style:vertical-align="middle" fo:background-color="#cdf2e4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>
        <style:background-image/>
      </style:table-cell-properties>
    </style:style>
    <style:style style:name="표2.B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D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G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2" style:family="table-row">
      <style:table-row-properties style:min-row-height="1.415cm" fo:keep-together="auto"/>
    </style:style>
    <style:style style:name="표2.A2" style:family="table-cell">
      <style:table-cell-properties style:vertical-align="middle" fo:background-color="#cdf2e4" style:border-line-width-top="0.048cm 0.048cm 0.048cm" fo:padding-left="0.18cm" fo:padding-right="0.18cm" fo:padding-top="0.049cm" fo:padding-bottom="0.049cm" fo:border-left="0.25pt solid #000000" fo:border-right="0.25pt solid #000000" fo:border-top="4.05pt double #000000" fo:border-bottom="0.25pt solid #000000" style:writing-mode="lr-tb">
        <style:background-image/>
      </style:table-cell-properties>
    </style:style>
    <style:style style:name="표2.3" style:family="table-row">
      <style:table-row-properties style:min-row-height="0.85cm" fo:keep-together="auto"/>
    </style:style>
    <style:style style:name="표2.A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B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C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E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F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H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20" style:family="table-row">
      <style:table-row-properties style:min-row-height="1.051cm" fo:keep-together="auto"/>
    </style:style>
    <style:style style:name="표2.F20" style:family="table-cell">
      <style:table-cell-properties style:vertical-align="middle" style:border-line-width-top="0.048cm 0.048cm 0.048cm" fo:padding-left="0.18cm" fo:padding-right="0.18cm" fo:padding-top="0.049cm" fo:padding-bottom="0.049cm" fo:border-left="0.25pt solid #000000" fo:border-right="0.25pt solid #000000" fo:border-top="4.05pt double #000000" fo:border-bottom="0.25pt solid #000000" style:writing-mode="lr-tb"/>
    </style:style>
    <style:style style:name="표2.A21" style:family="table-cell">
      <style:table-cell-properties style:vertical-align="middle" fo:background-color="#cdf2e4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2.F2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P1" style:family="paragraph" style:parent-style-name="Standard">
      <style:text-properties fo:font-size="1pt" style:font-size-asian="1pt"/>
    </style:style>
    <style:style style:name="P2" style:family="paragraph" style:parent-style-name="Standard">
      <style:text-properties style:font-name="HYGothic-Extra" fo:font-size="18pt" style:font-name-asian="HYGothic-Extra" style:font-size-asian="18pt" style:font-name-complex="HYGothic-Extra" style:font-size-complex="18pt"/>
    </style:style>
    <style:style style:name="P3" style:family="paragraph" style:parent-style-name="바탕글">
      <style:paragraph-properties fo:text-align="center" style:justify-single-word="false"/>
      <style:text-properties style:font-name="HYGothic-Extra" fo:font-size="18pt" style:font-name-asian="HYGothic-Extra" style:font-size-asian="18pt" style:font-name-complex="HYGothic-Extra" style:font-size-complex="18pt"/>
    </style:style>
    <style:style style:name="P4" style:family="paragraph" style:parent-style-name="바탕글">
      <style:paragraph-properties fo:text-align="start" style:justify-single-word="false"/>
      <style:text-properties style:font-name="HYGothic-Extra" fo:font-size="15pt" style:font-name-asian="HYGothic-Extra" style:font-size-asian="15pt" style:font-name-complex="HYGothic-Extra" style:font-size-complex="15pt"/>
    </style:style>
    <style:style style:name="P5" style:family="paragraph" style:parent-style-name="바탕글">
      <style:paragraph-properties fo:text-align="start" style:justify-single-word="false"/>
      <style:text-properties style:font-name="HYGothic-Extra" style:font-name-asian="HYGothic-Extra" style:font-name-complex="HYGothic-Extra"/>
    </style:style>
    <style:style style:name="P6" style:family="paragraph" style:parent-style-name="바탕글">
      <style:paragraph-properties fo:text-align="center" style:justify-single-word="false"/>
      <style:text-properties fo:color="#ffffff" loext:opacity="100%" style:font-name="HYGothic-Extra" fo:font-size="18pt" style:font-name-asian="HYGothic-Extra" style:font-size-asian="18pt" style:font-name-complex="HYGothic-Extra" style:font-size-complex="18pt"/>
    </style:style>
    <style:style style:name="P7" style:family="paragraph" style:parent-style-name="바탕글">
      <style:paragraph-properties fo:text-align="center" style:justify-single-wor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8" style:family="paragraph" style:parent-style-name="바탕글">
      <style:paragraph-properties fo:text-align="center" style:justify-single-word="false"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9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0" style:family="paragraph" style:parent-style-name="바탕글">
      <style:paragraph-properties fo:text-align="center" style:justify-single-wor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1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a6b46" officeooo:paragraph-rsid="001a6b46" style:font-name-asian="휴먼고딕" style:font-weight-asian="bold" style:font-name-complex="휴먼고딕" style:font-weight-complex="bold"/>
    </style:style>
    <style:style style:name="P12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9850a" officeooo:paragraph-rsid="0019850a" style:font-name-asian="휴먼고딕" style:font-weight-asian="bold" style:font-name-complex="휴먼고딕" style:font-weight-complex="bold"/>
    </style:style>
    <style:style style:name="P13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7b842" officeooo:paragraph-rsid="0017b842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4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5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9850a" officeooo:paragraph-rsid="0019850a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6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7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paragraph-rsid="001dc9d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8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7b842" officeooo:paragraph-rsid="0017b842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9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9850a" officeooo:paragraph-rsid="0019850a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20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bd922" officeooo:paragraph-rsid="001bd922" style:font-name-asian="휴먼고딕" style:font-weight-asian="bold" style:font-name-complex="휴먼고딕" style:font-weight-complex="bold"/>
    </style:style>
    <style:style style:name="P21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ce825" officeooo:paragraph-rsid="001ce825" style:font-name-asian="휴먼고딕" style:font-weight-asian="bold" style:font-name-complex="휴먼고딕" style:font-weight-complex="bold"/>
    </style:style>
    <style:style style:name="P22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dc9dd" officeooo:paragraph-rsid="001dc9dd" style:font-name-asian="휴먼고딕" style:font-weight-asian="bold" style:font-name-complex="휴먼고딕" style:font-weight-complex="bold"/>
    </style:style>
    <style:style style:name="P23" style:family="paragraph" style:parent-style-name="바탕글">
      <style:paragraph-properties fo:text-align="center" style:justify-single-word="false"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24" style:family="paragraph" style:parent-style-name="바탕글">
      <style:paragraph-properties fo:text-align="center" style:justify-single-wor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25" style:family="paragraph" style:parent-style-name="바탕글">
      <style:paragraph-properties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T1" style:family="text">
      <style:text-properties style:text-underline-style="solid" style:text-underline-width="auto" style:text-underline-color="#000000"/>
    </style:style>
    <style:style style:name="T2" style:family="text">
      <style:text-properties style:text-underline-style="solid" style:text-underline-width="auto" style:text-underline-color="#000000" officeooo:rsid="0017b842"/>
    </style:style>
    <style:style style:name="T3" style:family="text">
      <style:text-properties officeooo:rsid="0017b842"/>
    </style:style>
    <style:style style:name="T4" style:family="text">
      <style:text-properties fo:color="#000000" loext:opacity="100%" fo:font-size="10pt" fo:language="en" fo:country="US" style:font-size-asian="10pt" style:language-asian="zh" style:country-asian="CN" style:font-size-complex="10pt" style:language-complex="ar" style:country-complex="SA"/>
    </style:style>
    <style:style style:name="T5" style:family="text">
      <style:text-properties officeooo:rsid="0019850a"/>
    </style:style>
    <style:style style:name="T6" style:family="text">
      <style:text-properties officeooo:rsid="001a6b46"/>
    </style:style>
    <style:style style:name="T7" style:family="text">
      <style:text-properties officeooo:rsid="001bd922"/>
    </style:style>
    <style:style style:name="T8" style:family="text">
      <style:text-properties officeooo:rsid="001dc9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6">교비 근로장학생 출근부 [ <text:s text:c="6"/>팀]</text:p>
          </table:table-cell>
        </table:table-row>
      </table:table>
      <text:p text:style-name="P1"/>
      <text:p text:style-name="P3">(교내근로 / 학부TA)</text:p>
      <text:p text:style-name="P4"><text:span text:style-name="T1">2022년 <text:s text:c="2"/></text:span><text:span text:style-name="T2">9</text:span><text:span text:style-name="T1">월</text:span> <text:s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row table:style-name="표2.1">
          <table:table-cell table:style-name="표2.A1" office:value-type="string">
            <text:p text:style-name="P7">학 번</text:p>
          </table:table-cell>
          <table:table-cell table:style-name="표2.B1" office:value-type="string">
            <text:p text:style-name="P9">12181978</text:p>
          </table:table-cell>
          <table:table-cell table:style-name="표2.A1" office:value-type="string">
            <text:p text:style-name="P7">학과</text:p>
          </table:table-cell>
          <table:table-cell table:style-name="표2.D1" table:number-columns-spanned="2" office:value-type="string">
            <text:p text:style-name="P13">물리학과</text:p>
          </table:table-cell>
          <table:covered-table-cell/>
          <table:table-cell table:style-name="표2.A1" office:value-type="string">
            <text:p text:style-name="P7">이름</text:p>
          </table:table-cell>
          <table:table-cell table:style-name="표2.G1" table:number-columns-spanned="2" office:value-type="string">
            <text:p text:style-name="P14">이휘재</text:p>
          </table:table-cell>
          <table:covered-table-cell/>
        </table:table-row>
        <table:table-row table:style-name="표2.2">
          <table:table-cell table:style-name="표2.A2" office:value-type="string">
            <text:p text:style-name="P7">근 로 </text:p>
            <text:p text:style-name="P7">날 짜</text:p>
          </table:table-cell>
          <table:table-cell table:style-name="표2.A2" office:value-type="string">
            <text:p text:style-name="P7">근로</text:p>
            <text:p text:style-name="P7">시작 시간</text:p>
          </table:table-cell>
          <table:table-cell table:style-name="표2.A2" table:number-columns-spanned="2" office:value-type="string">
            <text:p text:style-name="P7">근로</text:p>
            <text:p text:style-name="P7">종료 시간</text:p>
          </table:table-cell>
          <table:covered-table-cell/>
          <table:table-cell table:style-name="표2.A2" office:value-type="string">
            <text:p text:style-name="P7">일일</text:p>
            <text:p text:style-name="P7">근로시간</text:p>
          </table:table-cell>
          <table:table-cell table:style-name="표2.A2" table:number-columns-spanned="2" office:value-type="string">
            <text:p text:style-name="P7">월 근로시간</text:p>
            <text:p text:style-name="P7">(누적)</text:p>
          </table:table-cell>
          <table:covered-table-cell/>
          <table:table-cell table:style-name="표2.A2" office:value-type="string">
            <text:p text:style-name="P7">본인 확인</text:p>
          </table:table-cell>
        </table:table-row>
        <table:table-row table:style-name="표2.3">
          <table:table-cell table:style-name="표2.A3" office:value-type="string">
            <text:p text:style-name="P7"><text:span text:style-name="T3">9</text:span>/<text:span text:style-name="T3">6</text:span></text:p>
          </table:table-cell>
          <table:table-cell table:style-name="표2.B3" office:value-type="string">
            <text:p text:style-name="P9">12:00</text:p>
          </table:table-cell>
          <table:table-cell table:style-name="표2.C3" table:number-columns-spanned="2" office:value-type="string">
            <text:p text:style-name="P9">24:10</text:p>
          </table:table-cell>
          <table:covered-table-cell/>
          <table:table-cell table:style-name="표2.E3" office:value-type="string">
            <text:p text:style-name="P9">12H 10m</text:p>
          </table:table-cell>
          <table:table-cell table:style-name="표2.F3" table:number-columns-spanned="2" office:value-type="string">
            <text:p text:style-name="P10">12H 10m</text:p>
          </table:table-cell>
          <table:covered-table-cell/>
          <table:table-cell table:style-name="표2.H3" office:value-type="string">
            <text:p text:style-name="P13">이휘재</text:p>
          </table:table-cell>
        </table:table-row>
        <table:table-row table:style-name="표2.3">
          <table:table-cell table:style-name="표2.A4" office:value-type="string">
            <text:p text:style-name="P7"><text:span text:style-name="T3">9</text:span>/<text:span text:style-name="T3">7</text:span></text:p>
          </table:table-cell>
          <table:table-cell table:style-name="표2.B4" office:value-type="string">
            <text:p text:style-name="P9">11:00</text:p>
          </table:table-cell>
          <table:table-cell table:style-name="표2.C4" table:number-columns-spanned="2" office:value-type="string">
            <text:p text:style-name="P12">20:30</text:p>
          </table:table-cell>
          <table:covered-table-cell/>
          <table:table-cell table:style-name="표2.E4" office:value-type="string">
            <text:p text:style-name="P12">9H 30m</text:p>
          </table:table-cell>
          <table:table-cell table:style-name="표2.F4" table:number-columns-spanned="2" office:value-type="string">
            <text:p text:style-name="P12">21H 40m</text:p>
          </table:table-cell>
          <table:covered-table-cell/>
          <table:table-cell table:style-name="표2.H4" office:value-type="string">
            <text:p text:style-name="P15">이휘재</text:p>
          </table:table-cell>
        </table:table-row>
        <table:table-row table:style-name="표2.3">
          <table:table-cell table:style-name="표2.A5" office:value-type="string">
            <text:p text:style-name="P7"><text:span text:style-name="T5">9</text:span>/<text:span text:style-name="T5">8</text:span></text:p>
          </table:table-cell>
          <table:table-cell table:style-name="표2.B5" office:value-type="string">
            <text:p text:style-name="P12">10:30</text:p>
          </table:table-cell>
          <table:table-cell table:style-name="표2.C5" table:number-columns-spanned="2" office:value-type="string">
            <text:p text:style-name="P11">24:30</text:p>
          </table:table-cell>
          <table:covered-table-cell/>
          <table:table-cell table:style-name="표2.E5" office:value-type="string">
            <text:p text:style-name="P11">14H</text:p>
          </table:table-cell>
          <table:table-cell table:style-name="표2.F5" table:number-columns-spanned="2" office:value-type="string">
            <text:p text:style-name="P11">35H 40m</text:p>
          </table:table-cell>
          <table:covered-table-cell/>
          <table:table-cell table:style-name="표2.H5" office:value-type="string">
            <text:p text:style-name="P14">이휘재</text:p>
          </table:table-cell>
        </table:table-row>
        <table:table-row table:style-name="표2.3">
          <table:table-cell table:style-name="표2.A6" office:value-type="string">
            <text:p text:style-name="P7"><text:span text:style-name="T6">9</text:span>/<text:span text:style-name="T6">9</text:span></text:p>
          </table:table-cell>
          <table:table-cell table:style-name="표2.B6" office:value-type="string">
            <text:p text:style-name="P11">14:00</text:p>
          </table:table-cell>
          <table:table-cell table:style-name="표2.C6" table:number-columns-spanned="2" office:value-type="string">
            <text:p text:style-name="P20">18:30</text:p>
          </table:table-cell>
          <table:covered-table-cell/>
          <table:table-cell table:style-name="표2.E6" office:value-type="string">
            <text:p text:style-name="P20">4<text:span text:style-name="T4">H 30m</text:span></text:p>
          </table:table-cell>
          <table:table-cell table:style-name="표2.F6" table:number-columns-spanned="2" office:value-type="string">
            <text:p text:style-name="P20">40H 10m</text:p>
          </table:table-cell>
          <table:covered-table-cell/>
          <table:table-cell table:style-name="표2.H6" office:value-type="string">
            <text:p text:style-name="P8"><text:span text:style-name="T4">이휘재</text:span></text:p>
          </table:table-cell>
        </table:table-row>
        <table:table-row table:style-name="표2.3">
          <table:table-cell table:style-name="표2.A7" office:value-type="string">
            <text:p text:style-name="P7"><text:span text:style-name="T7">9</text:span>/<text:span text:style-name="T7">10</text:span></text:p>
          </table:table-cell>
          <table:table-cell table:style-name="표2.B7" office:value-type="string">
            <text:p text:style-name="P20">18:00</text:p>
          </table:table-cell>
          <table:table-cell table:style-name="표2.C7" table:number-columns-spanned="2" office:value-type="string">
            <text:p text:style-name="P21">22:50</text:p>
          </table:table-cell>
          <table:covered-table-cell/>
          <table:table-cell table:style-name="표2.E7" office:value-type="string">
            <text:p text:style-name="P21">4H 50m</text:p>
          </table:table-cell>
          <table:table-cell table:style-name="표2.F7" table:number-columns-spanned="2" office:value-type="string">
            <text:p text:style-name="P21">45H</text:p>
          </table:table-cell>
          <table:covered-table-cell/>
          <table:table-cell table:style-name="표2.H7" office:value-type="string">
            <text:p text:style-name="P8"><text:span text:style-name="T4">이휘재</text:span></text:p>
          </table:table-cell>
        </table:table-row>
        <table:table-row table:style-name="표2.3">
          <table:table-cell table:style-name="표2.A8" office:value-type="string">
            <text:p text:style-name="P7"><text:span text:style-name="T4">9</text:span>/<text:span text:style-name="T8">11</text:span></text:p>
          </table:table-cell>
          <table:table-cell table:style-name="표2.B8" office:value-type="string">
            <text:p text:style-name="P22">13:30</text:p>
          </table:table-cell>
          <table:table-cell table:style-name="표2.C8" table:number-columns-spanned="2" office:value-type="string">
            <text:p text:style-name="P8"/>
          </table:table-cell>
          <table:covered-table-cell/>
          <table:table-cell table:style-name="표2.E8" office:value-type="string">
            <text:p text:style-name="P8"/>
          </table:table-cell>
          <table:table-cell table:style-name="표2.F8" table:number-columns-spanned="2" office:value-type="string">
            <text:p text:style-name="P8"/>
          </table:table-cell>
          <table:covered-table-cell/>
          <table:table-cell table:style-name="표2.H8" office:value-type="string">
            <text:p text:style-name="P22"><text:span text:style-name="T4">이휘재</text:span></text:p>
          </table:table-cell>
        </table:table-row>
        <table:table-row table:style-name="표2.3">
          <table:table-cell table:style-name="표2.A9" office:value-type="string">
            <text:p text:style-name="P7">/</text:p>
          </table:table-cell>
          <table:table-cell table:style-name="표2.B9" office:value-type="string">
            <text:p text:style-name="P8"/>
          </table:table-cell>
          <table:table-cell table:style-name="표2.C9" table:number-columns-spanned="2" office:value-type="string">
            <text:p text:style-name="P8"/>
          </table:table-cell>
          <table:covered-table-cell/>
          <table:table-cell table:style-name="표2.E9" office:value-type="string">
            <text:p text:style-name="P8"/>
          </table:table-cell>
          <table:table-cell table:style-name="표2.F9" table:number-columns-spanned="2" office:value-type="string">
            <text:p text:style-name="P8"/>
          </table:table-cell>
          <table:covered-table-cell/>
          <table:table-cell table:style-name="표2.H9" office:value-type="string">
            <text:p text:style-name="P8"><text:span text:style-name="T4">이휘재</text:span></text:p>
          </table:table-cell>
        </table:table-row>
        <table:table-row table:style-name="표2.3">
          <table:table-cell table:style-name="표2.A10" office:value-type="string">
            <text:p text:style-name="P7">/</text:p>
          </table:table-cell>
          <table:table-cell table:style-name="표2.B10" office:value-type="string">
            <text:p text:style-name="P8"/>
          </table:table-cell>
          <table:table-cell table:style-name="표2.C10" table:number-columns-spanned="2" office:value-type="string">
            <text:p text:style-name="P8"/>
          </table:table-cell>
          <table:covered-table-cell/>
          <table:table-cell table:style-name="표2.E10" office:value-type="string">
            <text:p text:style-name="P8"/>
          </table:table-cell>
          <table:table-cell table:style-name="표2.F10" table:number-columns-spanned="2" office:value-type="string">
            <text:p text:style-name="P8"/>
          </table:table-cell>
          <table:covered-table-cell/>
          <table:table-cell table:style-name="표2.H10" office:value-type="string">
            <text:p text:style-name="P8"><text:span text:style-name="T4">이휘재</text:span></text:p>
          </table:table-cell>
        </table:table-row>
        <table:table-row table:style-name="표2.3">
          <table:table-cell table:style-name="표2.A11" office:value-type="string">
            <text:p text:style-name="P7">/</text:p>
          </table:table-cell>
          <table:table-cell table:style-name="표2.B11" office:value-type="string">
            <text:p text:style-name="P8"/>
          </table:table-cell>
          <table:table-cell table:style-name="표2.C11" table:number-columns-spanned="2" office:value-type="string">
            <text:p text:style-name="P8"/>
          </table:table-cell>
          <table:covered-table-cell/>
          <table:table-cell table:style-name="표2.E11" office:value-type="string">
            <text:p text:style-name="P8"/>
          </table:table-cell>
          <table:table-cell table:style-name="표2.F11" table:number-columns-spanned="2" office:value-type="string">
            <text:p text:style-name="P8"/>
          </table:table-cell>
          <table:covered-table-cell/>
          <table:table-cell table:style-name="표2.H11" office:value-type="string">
            <text:p text:style-name="P22"><text:span text:style-name="T4">이휘재</text:span></text:p>
          </table:table-cell>
        </table:table-row>
        <table:table-row table:style-name="표2.3">
          <table:table-cell table:style-name="표2.A12" office:value-type="string">
            <text:p text:style-name="P7">/</text:p>
          </table:table-cell>
          <table:table-cell table:style-name="표2.B12" office:value-type="string">
            <text:p text:style-name="P8"/>
          </table:table-cell>
          <table:table-cell table:style-name="표2.C12" table:number-columns-spanned="2" office:value-type="string">
            <text:p text:style-name="P8"/>
          </table:table-cell>
          <table:covered-table-cell/>
          <table:table-cell table:style-name="표2.E12" office:value-type="string">
            <text:p text:style-name="P8"/>
          </table:table-cell>
          <table:table-cell table:style-name="표2.F12" table:number-columns-spanned="2" office:value-type="string">
            <text:p text:style-name="P8"/>
          </table:table-cell>
          <table:covered-table-cell/>
          <table:table-cell table:style-name="표2.H12" office:value-type="string">
            <text:p text:style-name="P13">이휘재</text:p>
          </table:table-cell>
        </table:table-row>
        <table:table-row table:style-name="표2.3">
          <table:table-cell table:style-name="표2.A13" office:value-type="string">
            <text:p text:style-name="P7">/</text:p>
          </table:table-cell>
          <table:table-cell table:style-name="표2.B13" office:value-type="string">
            <text:p text:style-name="P8"/>
          </table:table-cell>
          <table:table-cell table:style-name="표2.C13" table:number-columns-spanned="2" office:value-type="string">
            <text:p text:style-name="P8"/>
          </table:table-cell>
          <table:covered-table-cell/>
          <table:table-cell table:style-name="표2.E13" office:value-type="string">
            <text:p text:style-name="P8"/>
          </table:table-cell>
          <table:table-cell table:style-name="표2.F13" table:number-columns-spanned="2" office:value-type="string">
            <text:p text:style-name="P8"/>
          </table:table-cell>
          <table:covered-table-cell/>
          <table:table-cell table:style-name="표2.H13" office:value-type="string">
            <text:p text:style-name="P15">이휘재</text:p>
          </table:table-cell>
        </table:table-row>
        <table:table-row table:style-name="표2.3">
          <table:table-cell table:style-name="표2.A14" office:value-type="string">
            <text:p text:style-name="P7">/</text:p>
          </table:table-cell>
          <table:table-cell table:style-name="표2.B14" office:value-type="string">
            <text:p text:style-name="P8"/>
          </table:table-cell>
          <table:table-cell table:style-name="표2.C14" table:number-columns-spanned="2" office:value-type="string">
            <text:p text:style-name="P8"/>
          </table:table-cell>
          <table:covered-table-cell/>
          <table:table-cell table:style-name="표2.E14" office:value-type="string">
            <text:p text:style-name="P8"/>
          </table:table-cell>
          <table:table-cell table:style-name="표2.F14" table:number-columns-spanned="2" office:value-type="string">
            <text:p text:style-name="P8"/>
          </table:table-cell>
          <table:covered-table-cell/>
          <table:table-cell table:style-name="표2.H14" office:value-type="string">
            <text:p text:style-name="P14">이휘재</text:p>
          </table:table-cell>
        </table:table-row>
        <table:table-row table:style-name="표2.3">
          <table:table-cell table:style-name="표2.A15" office:value-type="string">
            <text:p text:style-name="P7">/</text:p>
          </table:table-cell>
          <table:table-cell table:style-name="표2.B15" office:value-type="string">
            <text:p text:style-name="P8"/>
          </table:table-cell>
          <table:table-cell table:style-name="표2.C15" table:number-columns-spanned="2" office:value-type="string">
            <text:p text:style-name="P8"/>
          </table:table-cell>
          <table:covered-table-cell/>
          <table:table-cell table:style-name="표2.E15" office:value-type="string">
            <text:p text:style-name="P8"/>
          </table:table-cell>
          <table:table-cell table:style-name="표2.F15" table:number-columns-spanned="2" office:value-type="string">
            <text:p text:style-name="P8"/>
          </table:table-cell>
          <table:covered-table-cell/>
          <table:table-cell table:style-name="표2.H15" office:value-type="string">
            <text:p text:style-name="P8"><text:span text:style-name="T4">이휘재</text:span></text:p>
          </table:table-cell>
        </table:table-row>
        <table:table-row table:style-name="표2.3">
          <table:table-cell table:style-name="표2.A16" office:value-type="string">
            <text:p text:style-name="P7">/</text:p>
          </table:table-cell>
          <table:table-cell table:style-name="표2.B16" office:value-type="string">
            <text:p text:style-name="P8"/>
          </table:table-cell>
          <table:table-cell table:style-name="표2.C16" table:number-columns-spanned="2" office:value-type="string">
            <text:p text:style-name="P8"/>
          </table:table-cell>
          <table:covered-table-cell/>
          <table:table-cell table:style-name="표2.E16" office:value-type="string">
            <text:p text:style-name="P8"/>
          </table:table-cell>
          <table:table-cell table:style-name="표2.F16" table:number-columns-spanned="2" office:value-type="string">
            <text:p text:style-name="P8"/>
          </table:table-cell>
          <table:covered-table-cell/>
          <table:table-cell table:style-name="표2.H16" office:value-type="string">
            <text:p text:style-name="P8"><text:span text:style-name="T4">이휘재</text:span></text:p>
          </table:table-cell>
        </table:table-row>
        <table:table-row table:style-name="표2.3">
          <table:table-cell table:style-name="표2.A17" office:value-type="string">
            <text:p text:style-name="P7">/</text:p>
          </table:table-cell>
          <table:table-cell table:style-name="표2.B17" office:value-type="string">
            <text:p text:style-name="P8"/>
          </table:table-cell>
          <table:table-cell table:style-name="표2.C17" table:number-columns-spanned="2" office:value-type="string">
            <text:p text:style-name="P8"/>
          </table:table-cell>
          <table:covered-table-cell/>
          <table:table-cell table:style-name="표2.E17" office:value-type="string">
            <text:p text:style-name="P8"/>
          </table:table-cell>
          <table:table-cell table:style-name="표2.F17" table:number-columns-spanned="2" office:value-type="string">
            <text:p text:style-name="P8"/>
          </table:table-cell>
          <table:covered-table-cell/>
          <table:table-cell table:style-name="표2.H17" office:value-type="string">
            <text:p text:style-name="P22"><text:span text:style-name="T4">이휘재</text:span></text:p>
          </table:table-cell>
        </table:table-row>
        <table:table-row table:style-name="표2.3">
          <table:table-cell table:style-name="표2.A18" office:value-type="string">
            <text:p text:style-name="P7">/</text:p>
          </table:table-cell>
          <table:table-cell table:style-name="표2.B18" office:value-type="string">
            <text:p text:style-name="P8"/>
          </table:table-cell>
          <table:table-cell table:style-name="표2.C18" table:number-columns-spanned="2" office:value-type="string">
            <text:p text:style-name="P8"/>
          </table:table-cell>
          <table:covered-table-cell/>
          <table:table-cell table:style-name="표2.E18" office:value-type="string">
            <text:p text:style-name="P8"/>
          </table:table-cell>
          <table:table-cell table:style-name="표2.F18" table:number-columns-spanned="2" office:value-type="string">
            <text:p text:style-name="P8"/>
          </table:table-cell>
          <table:covered-table-cell/>
          <table:table-cell table:style-name="표2.H18" office:value-type="string">
            <text:p text:style-name="P8"><text:span text:style-name="T4">이휘재</text:span></text:p>
          </table:table-cell>
        </table:table-row>
        <table:table-row table:style-name="표2.3">
          <table:table-cell table:style-name="표2.A19" office:value-type="string">
            <text:p text:style-name="P7">/</text:p>
          </table:table-cell>
          <table:table-cell table:style-name="표2.B19" office:value-type="string">
            <text:p text:style-name="P8"/>
          </table:table-cell>
          <table:table-cell table:style-name="표2.C19" table:number-columns-spanned="2" office:value-type="string">
            <text:p text:style-name="P8"/>
          </table:table-cell>
          <table:covered-table-cell/>
          <table:table-cell table:style-name="표2.E19" office:value-type="string">
            <text:p text:style-name="P8"/>
          </table:table-cell>
          <table:table-cell table:style-name="표2.F19" table:number-columns-spanned="2" office:value-type="string">
            <text:p text:style-name="P8"/>
          </table:table-cell>
          <table:covered-table-cell/>
          <table:table-cell table:style-name="표2.H19" office:value-type="string">
            <text:p text:style-name="P17">이휘재</text:p>
          </table:table-cell>
        </table:table-row>
        <table:table-row table:style-name="표2.20">
          <table:table-cell table:style-name="표2.A2" table:number-columns-spanned="5" office:value-type="string">
            <text:p text:style-name="P7">총 근무시간</text:p>
          </table:table-cell>
          <table:covered-table-cell/>
          <table:covered-table-cell/>
          <table:covered-table-cell/>
          <table:covered-table-cell/>
          <table:table-cell table:style-name="표2.F20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표2.20">
          <table:table-cell table:style-name="표2.A21" table:number-columns-spanned="5" office:value-type="string">
            <text:p text:style-name="P7">담당자 확인 (서명)</text:p>
          </table:table-cell>
          <table:covered-table-cell/>
          <table:covered-table-cell/>
          <table:covered-table-cell/>
          <table:covered-table-cell/>
          <table:table-cell table:style-name="표2.F21" table:number-columns-spanned="3" office:value-type="string">
            <text:p text:style-name="P7"><text:s text:c="24"/>(인) <text:s/></text:p>
          </table:table-cell>
          <table:covered-table-cell/>
          <table:covered-table-cell/>
        </table:table-row>
      </table:table>
      <text:p text:style-name="P2"/>
      <text:p text:style-name="P5">※ 출근부 : 각 부서(학과 등)에서는 학생별, 월별로 출근부 관리 및 보관하여 주시기 바랍니다. </text:p>
      <text:p text:style-name="P5"><text:s text:c="3"/>- 교내와 감사 대비하여 각 부서 및 학과 보관 5년 요청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, Arial" style:font-family-generic="swiss" style:font-pitch="variable"/>
    <style:font-face style:name="HYGothic-Extra" svg:font-family="HYGothic-Extra, Dotum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, '맑은 고딕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함초롬돋움" svg:font-family="함초롬돋움" style:font-family-generic="roman"/>
    <style:font-face style:name="함초롬바탕" svg:font-family="함초롬바탕" style:font-family-generic="roman"/>
    <style:font-face style:name="휴먼고딕" svg:font-family="휴먼고딕, SimSu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loext:opacity="0%" style:font-name="Noto Serif CJK KR" fo:font-size="12pt" fo:language="en" fo:country="US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loext:opacity="0%" style:font-name="Malgun Gothic" fo:font-family="'Malgun Gothic', '맑은 고딕'" style:font-family-generic="swiss" style:font-pitch="variable" fo:font-size="11pt" fo:language="en" fo:country="US" style:font-name-asian="宋?" style:font-family-asian="宋?" style:font-family-generic-asian="roman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/>
    </style:style>
    <style:style style:name="Footer" style:family="paragraph" style:parent-style-name="Standard" style:class="extra">
      <style:paragraph-properties style:snap-to-layout-grid="false"/>
    </style:style>
    <style:style style:name="바탕글" style:family="paragraph">
      <style:paragraph-properties fo:line-height="103%" fo:text-align="justify" style:justify-single-word="false" fo:orphans="0" fo:widows="0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본문" style:family="paragraph">
      <style:paragraph-properties fo:margin-left="0.529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1" style:display-name="개요 1" style:family="paragraph" style:list-style-name="WW8Num2">
      <style:paragraph-properties fo:margin-left="0.353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2" style:display-name="개요 2" style:family="paragraph" style:list-style-name="WW8Num2">
      <style:paragraph-properties fo:margin-left="0.706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3" style:display-name="개요 3" style:family="paragraph" style:list-style-name="WW8Num2">
      <style:paragraph-properties fo:margin-left="1.058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4" style:display-name="개요 4" style:family="paragraph" style:list-style-name="WW8Num2">
      <style:paragraph-properties fo:margin-left="1.411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5" style:display-name="개요 5" style:family="paragraph" style:list-style-name="WW8Num2">
      <style:paragraph-properties fo:margin-left="1.764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6" style:display-name="개요 6" style:family="paragraph" style:list-style-name="WW8Num2">
      <style:paragraph-properties fo:margin-left="2.117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7" style:display-name="개요 7" style:family="paragraph" style:list-style-name="WW8Num2">
      <style:paragraph-properties fo:margin-left="2.469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머리말" style:family="paragraph">
      <style:paragraph-properties fo:text-align="justify" style:justify-single-word="false" fo:orphans="0" fo:widows="0" style:text-autospace="none" style:writing-mode="lr-tb"/>
      <style:text-properties fo:color="#000000" loext:opacity="100%" style:font-name="함초롬돋움" fo:font-family="함초롬돋움" style:font-family-generic="roman" fo:font-size="9pt" fo:language="en" fo:country="US" style:font-name-asian="함초롬돋움" style:font-family-asian="함초롬돋움" style:font-family-generic-asian="roman" style:font-size-asian="9pt" style:language-asian="zh" style:country-asian="CN" style:font-name-complex="함초롬돋움" style:font-family-complex="함초롬돋움" style:font-family-generic-complex="roman" style:font-size-complex="9pt" style:language-complex="ar" style:country-complex="SA"/>
    </style:style>
    <style:style style:name="Footnote" style:family="paragraph" style:class="extra">
      <style:paragraph-properties fo:margin-left="0.462cm" fo:margin-right="0cm" fo:text-align="justify" style:justify-single-word="false" fo:orphans="0" fo:widows="0" fo:text-indent="-0.462cm" style:auto-text-indent="false" style:text-autospace="none" style:writing-mode="lr-tb"/>
      <style:text-properties fo:color="#000000" loext:opacity="100%" style:font-name="함초롬바탕" fo:font-family="함초롬바탕" style:font-family-generic="roman" fo:font-size="9pt" fo:language="en" fo:country="US" style:font-name-asian="함초롬바탕" style:font-family-asian="함초롬바탕" style:font-family-generic-asian="roman" style:font-size-asian="9pt" style:language-asian="zh" style:country-asian="CN" style:font-name-complex="함초롬바탕" style:font-family-complex="함초롬바탕" style:font-family-generic-complex="roman" style:font-size-complex="9pt" style:language-complex="ar" style:country-complex="SA"/>
    </style:style>
    <style:style style:name="Endnote" style:family="paragraph" style:class="extra">
      <style:paragraph-properties fo:margin-left="0.462cm" fo:margin-right="0cm" fo:text-align="justify" style:justify-single-word="false" fo:orphans="0" fo:widows="0" fo:text-indent="-0.462cm" style:auto-text-indent="false" style:text-autospace="none" style:writing-mode="lr-tb"/>
      <style:text-properties fo:color="#000000" loext:opacity="100%" style:font-name="함초롬바탕" fo:font-family="함초롬바탕" style:font-family-generic="roman" fo:font-size="9pt" fo:language="en" fo:country="US" style:font-name-asian="함초롬바탕" style:font-family-asian="함초롬바탕" style:font-family-generic-asian="roman" style:font-size-asian="9pt" style:language-asian="zh" style:country-asian="CN" style:font-name-complex="함초롬바탕" style:font-family-complex="함초롬바탕" style:font-family-generic-complex="roman" style:font-size-complex="9pt" style:language-complex="ar" style:country-complex="SA"/>
    </style:style>
    <style:style style:name="메모" style:family="paragraph">
      <style:paragraph-properties fo:orphans="0" fo:widows="0" style:text-autospace="none" style:writing-mode="lr-tb"/>
      <style:text-properties fo:color="#000000" loext:opacity="100%" style:font-name="함초롬돋움" fo:font-family="함초롬돋움" style:font-family-generic="roman" fo:font-size="9pt" fo:letter-spacing="-0.007cm" fo:language="en" fo:country="US" style:font-name-asian="함초롬돋움" style:font-family-asian="함초롬돋움" style:font-family-generic-asian="roman" style:font-size-asian="9pt" style:language-asian="zh" style:country-asian="CN" style:font-name-complex="함초롬돋움" style:font-family-complex="함초롬돋움" style:font-family-generic-complex="roman" style:font-size-complex="9pt" style:language-complex="ar" style:country-complex="SA"/>
    </style:style>
    <style:style style:name="차례_20_제목" style:display-name="차례 제목" style:family="paragraph">
      <style:paragraph-properties fo:margin-top="0.423cm" fo:margin-bottom="0.106cm" style:contextual-spacing="false" fo:line-height="103%" fo:orphans="2" fo:widows="2" style:writing-mode="lr-tb"/>
      <style:text-properties fo:color="#2e74b5" loext:opacity="100%" style:font-name="함초롬돋움" fo:font-family="함초롬돋움" style:font-family-generic="roman" fo:font-size="16pt" fo:language="en" fo:country="US" style:font-name-asian="함초롬돋움" style:font-family-asian="함초롬돋움" style:font-family-generic-asian="roman" style:font-size-asian="16pt" style:language-asian="zh" style:country-asian="CN" style:font-name-complex="함초롬돋움" style:font-family-complex="함초롬돋움" style:font-family-generic-complex="roman" style:font-size-complex="16pt" style:language-complex="ar" style:country-complex="SA"/>
    </style:style>
    <style:style style:name="차례_20_1" style:display-name="차례 1" style:family="paragraph">
      <style:paragraph-properties fo:margin-top="0cm" fo:margin-bottom="0.247cm" style:contextual-spacing="false" fo:line-height="103%" fo:orphans="2" fo:widows="2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차례_20_2" style:display-name="차례 2" style:family="paragraph">
      <style:paragraph-properties fo:margin-left="0.388cm" fo:margin-right="0cm" fo:margin-top="0cm" fo:margin-bottom="0.247cm" style:contextual-spacing="false" fo:line-height="103%" fo:orphans="2" fo:widows="2" fo:text-indent="0cm" style:auto-text-indent="false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차례_20_3" style:display-name="차례 3" style:family="paragraph">
      <style:paragraph-properties fo:margin-left="0.776cm" fo:margin-right="0cm" fo:margin-top="0cm" fo:margin-bottom="0.247cm" style:contextual-spacing="false" fo:line-height="103%" fo:orphans="2" fo:widows="2" fo:text-indent="0cm" style:auto-text-indent="false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 Unicode MS" fo:font-family="'Arial Unicode MS', Arial" style:font-family-generic="swiss" style:font-pitch="variable" style:font-name-complex="Arial Unicode MS" style:font-family-complex="'Arial Unicode MS', Arial" style:font-family-generic-complex="swiss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쪽_20_번호" style:display-name="쪽 번호" style:family="text">
      <style:text-properties fo:color="#000000" loext:opacity="100%" style:text-outline="false" style:text-position="0% 100%" style:font-name="함초롬돋움" fo:font-family="함초롬돋움" style:font-family-generic="roman" fo:font-size="10pt" fo:letter-spacing="normal" fo:font-style="normal" fo:text-shadow="none" fo:font-weight="normal" fo:background-color="transparent" style:font-name-asian="함초롬돋움" style:font-family-asian="함초롬돋움" style:font-family-generic-asian="roman" style:font-size-asian="10pt" style:font-style-asian="normal" style:font-weight-asian="normal" style:font-name-complex="함초롬돋움" style:font-family-complex="함초롬돋움" style:font-family-generic-complex="roman" style:font-size-complex="10pt" style:font-style-complex="normal" style:font-weight-complex="normal" style:text-scale="100%" style:font-relief="emboss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∙">
        <style:list-level-properties text:list-level-position-and-space-mode="label-alignment">
          <style:list-level-label-alignment text:label-followed-by="space"/>
        </style:list-level-properties>
        <style:text-properties style:font-name="Arial Unicode MS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022년    월 경영대학 근로장학생 출근부</dc:title>
    <meta:initial-creator>inha</meta:initial-creator>
    <meta:creation-date>2022-09-07T13:14:00</meta:creation-date>
    <dc:date>2022-09-11T16:22:24.267693246</dc:date>
    <meta:editing-cycles>6</meta:editing-cycles>
    <meta:editing-duration>PT19H20M7S</meta:editing-duration>
    <meta:generator>LibreOffice/7.3.5.2$Linux_X86_64 LibreOffice_project/30$Build-2</meta:generator>
    <meta:document-statistic meta:table-count="2" meta:image-count="0" meta:object-count="0" meta:page-count="1" meta:paragraph-count="80" meta:word-count="252" meta:character-count="444" meta:non-whitespace-character-count="355"/>
  </office:meta>
</office:document-meta>
</file>